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6cm" fo:min-width="4.22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51cm" fo:min-width="5.699cm" loext:decorative="false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3.36cm" fo:min-width="9.634cm" loext:decorative="false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2.84cm" fo:min-width="9.97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26cm" fo:min-width="3.997cm" loext:decorative="false"/>
      <style:paragraph-properties style:writing-mode="lr-tb"/>
    </style:style>
    <style:style style:name="gr6" style:family="graphic" style:parent-style-name="objectwithoutfill">
      <style:graphic-properties svg:stroke-color="#3465a4" draw:marker-end="Arrowheads_20_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77cm" svg:height="1.776cm" svg:x="7.023cm" svg:y="1.76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843cm" svg:height="2.223cm" svg:x="5.14cm" svg:y="4.503cm">
          <text:p text:style-name="P1">User Input : Gross Income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9.843cm" svg:height="2.223cm" svg:x="5.14cm" svg:y="7.803cm">
          <text:p text:style-name="P1">User Input : Dependents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0.134cm" svg:height="3.61cm" svg:x="5.153cm" svg:y="11.042cm">
          <text:p text:style-name="P1">Calculate</text:p>
          <text:p text:style-name="P1"><text:s/>tax income = gross income – 12200 (2000 * Number of dependents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478cm" svg:height="3.09cm" svg:x="5.053cm" svg:y="15.642cm">
          <text:p text:style-name="P1">Calculate</text:p>
          <text:p text:style-name="P1"><text:s/>Tax due = tax income * 0.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43cm" svg:height="2.223cm" svg:x="5.14cm" svg:y="19.803cm">
          <text:p text:style-name="P1">Print tax due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.359cm" svg:height="1.946cm" svg:x="7.023cm" svg:y="23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525cm" svg:y1="3.527cm" svg:x2="10.525cm" svg:y2="4.48cm">
          <text:p/>
        </draw:line>
        <draw:line draw:style-name="gr6" draw:text-style-name="P2" draw:layer="layout" svg:x1="10.507cm" svg:y1="6.784cm" svg:x2="10.507cm" svg:y2="7.737cm">
          <text:p/>
        </draw:line>
        <draw:line draw:style-name="gr6" draw:text-style-name="P2" draw:layer="layout" svg:x1="10.507cm" svg:y1="10.042cm" svg:x2="10.507cm" svg:y2="10.995cm">
          <text:p/>
        </draw:line>
        <draw:line draw:style-name="gr6" draw:text-style-name="P2" draw:layer="layout" svg:x1="10.507cm" svg:y1="14.742cm" svg:x2="10.507cm" svg:y2="15.695cm">
          <text:p/>
        </draw:line>
        <draw:line draw:style-name="gr6" draw:text-style-name="P2" draw:layer="layout" svg:x1="10.507cm" svg:y1="18.842cm" svg:x2="10.507cm" svg:y2="19.795cm">
          <text:p/>
        </draw:line>
        <draw:line draw:style-name="gr6" draw:text-style-name="P2" draw:layer="layout" svg:x1="10.507cm" svg:y1="22.142cm" svg:x2="10.507cm" svg:y2="23.0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9:29:45.952351439</meta:creation-date>
    <dc:date>2024-08-13T20:10:46.470183493</dc:date>
    <meta:editing-duration>PT26S</meta:editing-duration>
    <meta:editing-cycles>1</meta:editing-cycles>
    <meta:generator>LibreOffice/24.2.4.2$Linux_X86_64 LibreOffice_project/420$Build-2</meta:generator>
    <meta:document-statistic meta:object-count="13"/>
  </office:meta>
</office:document-meta>
</file>